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78" style:family="table-cell" style:parent-style-name="Default" style:data-style-name="N81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160219" calcext:value-type="float">
            <text:p>8160219</text:p>
          </table:table-cell>
          <table:table-cell table:style-name="ce32" table:formula="of:=[.B192]/([.D192]/985000)/1024" office:value-type="float" office:value="22.4934501748283" calcext:value-type="float">
            <text:p>22,49</text:p>
          </table:table-cell>
          <table:table-cell table:style-name="ce36" table:formula="of:=[.D192]/985000" office:value-type="float" office:value="8.28448629441624" calcext:value-type="float">
            <text:p>8,28</text:p>
          </table:table-cell>
          <table:table-cell table:style-name="ce95" table:formula="of:=([.E192]-[.E21])/[.E21]*100" office:value-type="float" office:value="23.4255722793714" calcext:value-type="float">
            <text:p>23,43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8dd6</text:p>
          </table:table-cell>
          <table:table-cell table:style-name="ce21" table:formula="of:=HEX2DEC([.C197])" office:value-type="float" office:value="1019350" calcext:value-type="float">
            <text:p>1019350</text:p>
          </table:table-cell>
          <table:table-cell table:style-name="ce31" table:formula="of:=[.B197]/([.D197]/985000)/1024" office:value-type="float" office:value="8.08806144080787" calcext:value-type="float">
            <text:p>8,09</text:p>
          </table:table-cell>
          <table:table-cell table:style-name="ce35" table:formula="of:=[.D197]/985000" office:value-type="float" office:value="1.0348730964467" calcext:value-type="float">
            <text:p>1,0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197])" office:value-type="float" office:value="1413033" calcext:value-type="float">
            <text:p>1413033</text:p>
          </table:table-cell>
          <table:table-cell table:style-name="ce31" table:formula="of:=[.L197]/([.N197]/985000)/1024" office:value-type="float" office:value="5.57665673766996" calcext:value-type="float">
            <text:p>5,58</text:p>
          </table:table-cell>
          <table:table-cell table:style-name="ce35" table:formula="of:=[.N197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61c1</text:p>
          </table:table-cell>
          <table:table-cell table:style-name="ce21" table:formula="of:=HEX2DEC([.C198])" office:value-type="float" office:value="3695041" calcext:value-type="float">
            <text:p>3695041</text:p>
          </table:table-cell>
          <table:table-cell table:style-name="ce31" table:formula="of:=[.B198]/([.D198]/985000)/1024" office:value-type="float" office:value="10.0969918407198" calcext:value-type="float">
            <text:p>10,10</text:p>
          </table:table-cell>
          <table:table-cell table:style-name="ce35" table:formula="of:=[.D198]/985000" office:value-type="float" office:value="3.75131065989848" calcext:value-type="float">
            <text:p>3,7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198])" office:value-type="float" office:value="1420922" calcext:value-type="float">
            <text:p>1420922</text:p>
          </table:table-cell>
          <table:table-cell table:style-name="ce31" table:formula="of:=[.L198]/([.N198]/985000)/1024" office:value-type="float" office:value="5.54569497833097" calcext:value-type="float">
            <text:p>5,55</text:p>
          </table:table-cell>
          <table:table-cell table:style-name="ce35" table:formula="of:=[.N198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1ef</text:p>
          </table:table-cell>
          <table:table-cell table:style-name="ce21" table:formula="of:=HEX2DEC([.C199])" office:value-type="float" office:value="1307119" calcext:value-type="float">
            <text:p>1307119</text:p>
          </table:table-cell>
          <table:table-cell table:style-name="ce31" table:formula="of:=[.B199]/([.D199]/985000)/1024" office:value-type="float" office:value="13.7540452155657" calcext:value-type="float">
            <text:p>13,75</text:p>
          </table:table-cell>
          <table:table-cell table:style-name="ce35" table:formula="of:=[.D199]/985000" office:value-type="float" office:value="1.32702436548223" calcext:value-type="float">
            <text:p>1,3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199])" office:value-type="float" office:value="1254035" calcext:value-type="float">
            <text:p>1254035</text:p>
          </table:table-cell>
          <table:table-cell table:style-name="ce31" table:formula="of:=[.L199]/([.N199]/985000)/1024" office:value-type="float" office:value="6.28371616422189" calcext:value-type="float">
            <text:p>6,28</text:p>
          </table:table-cell>
          <table:table-cell table:style-name="ce35" table:formula="of:=[.N199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8311</text:p>
          </table:table-cell>
          <table:table-cell table:style-name="ce21" table:formula="of:=HEX2DEC([.C200])" office:value-type="float" office:value="492305" calcext:value-type="float">
            <text:p>492305</text:p>
          </table:table-cell>
          <table:table-cell table:style-name="ce31" table:formula="of:=[.B200]/([.D200]/985000)/1024" office:value-type="float" office:value="12.7589580201806" calcext:value-type="float">
            <text:p>12,76</text:p>
          </table:table-cell>
          <table:table-cell table:style-name="ce35" table:formula="of:=[.D200]/985000" office:value-type="float" office:value="0.499802030456853" calcext:value-type="float">
            <text:p>0,5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0])" office:value-type="float" office:value="1254356" calcext:value-type="float">
            <text:p>1254356</text:p>
          </table:table-cell>
          <table:table-cell table:style-name="ce31" table:formula="of:=[.L200]/([.N200]/985000)/1024" office:value-type="float" office:value="6.28210810965946" calcext:value-type="float">
            <text:p>6,28</text:p>
          </table:table-cell>
          <table:table-cell table:style-name="ce35" table:formula="of:=[.N200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370a</text:p>
          </table:table-cell>
          <table:table-cell table:style-name="ce21" table:formula="of:=HEX2DEC([.C201])" office:value-type="float" office:value="1718026" calcext:value-type="float">
            <text:p>1718026</text:p>
          </table:table-cell>
          <table:table-cell table:style-name="ce31" table:formula="of:=[.B201]/([.D201]/985000)/1024" office:value-type="float" office:value="8.88777226195936" calcext:value-type="float">
            <text:p>8,89</text:p>
          </table:table-cell>
          <table:table-cell table:style-name="ce35" table:formula="of:=[.D201]/985000" office:value-type="float" office:value="1.74418883248731" calcext:value-type="float">
            <text:p>1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1])" office:value-type="float" office:value="1344334" calcext:value-type="float">
            <text:p>1344334</text:p>
          </table:table-cell>
          <table:table-cell table:style-name="ce31" table:formula="of:=[.L201]/([.N201]/985000)/1024" office:value-type="float" office:value="5.86163855113387" calcext:value-type="float">
            <text:p>5,86</text:p>
          </table:table-cell>
          <table:table-cell table:style-name="ce35" table:formula="of:=[.N201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cc883</text:p>
          </table:table-cell>
          <table:table-cell table:style-name="ce21" table:formula="of:=HEX2DEC([.C202])" office:value-type="float" office:value="837763" calcext:value-type="float">
            <text:p>837763</text:p>
          </table:table-cell>
          <table:table-cell table:style-name="ce31" table:formula="of:=[.B202]/([.D202]/985000)/1024" office:value-type="float" office:value="8.11083914842265" calcext:value-type="float">
            <text:p>8,11</text:p>
          </table:table-cell>
          <table:table-cell table:style-name="ce35" table:formula="of:=[.D202]/985000" office:value-type="float" office:value="0.850520812182741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2])" office:value-type="float" office:value="1326312" calcext:value-type="float">
            <text:p>1326312</text:p>
          </table:table-cell>
          <table:table-cell table:style-name="ce31" table:formula="of:=[.L202]/([.N202]/985000)/1024" office:value-type="float" office:value="5.94128681637503" calcext:value-type="float">
            <text:p>5,94</text:p>
          </table:table-cell>
          <table:table-cell table:style-name="ce35" table:formula="of:=[.N202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348d</text:p>
          </table:table-cell>
          <table:table-cell table:style-name="ce21" table:formula="of:=HEX2DEC([.C203])" office:value-type="float" office:value="275597" calcext:value-type="float">
            <text:p>275597</text:p>
          </table:table-cell>
          <table:table-cell table:style-name="ce31" table:formula="of:=[.B203]/([.D203]/985000)/1024" office:value-type="float" office:value="6.11150166162005" calcext:value-type="float">
            <text:p>6,11</text:p>
          </table:table-cell>
          <table:table-cell table:style-name="ce35" table:formula="of:=[.D203]/985000" office:value-type="float" office:value="0.279793908629442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3])" office:value-type="float" office:value="1168590" calcext:value-type="float">
            <text:p>1168590</text:p>
          </table:table-cell>
          <table:table-cell table:style-name="ce31" table:formula="of:=[.L203]/([.N203]/985000)/1024" office:value-type="float" office:value="6.7431691183392" calcext:value-type="float">
            <text:p>6,74</text:p>
          </table:table-cell>
          <table:table-cell table:style-name="ce35" table:formula="of:=[.N203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42912</text:p>
          </table:table-cell>
          <table:table-cell table:style-name="ce21" table:formula="of:=HEX2DEC([.C204])" office:value-type="float" office:value="272658" calcext:value-type="float">
            <text:p>272658</text:p>
          </table:table-cell>
          <table:table-cell table:style-name="ce31" table:formula="of:=[.B204]/([.D204]/985000)/1024" office:value-type="float" office:value="4.52278615747567" calcext:value-type="float">
            <text:p>4,52</text:p>
          </table:table-cell>
          <table:table-cell table:style-name="ce35" table:formula="of:=[.D204]/985000" office:value-type="float" office:value="0.276810152284264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4])" office:value-type="float" office:value="1214349" calcext:value-type="float">
            <text:p>1214349</text:p>
          </table:table-cell>
          <table:table-cell table:style-name="ce31" table:formula="of:=[.L204]/([.N204]/985000)/1024" office:value-type="float" office:value="6.48907356945985" calcext:value-type="float">
            <text:p>6,49</text:p>
          </table:table-cell>
          <table:table-cell table:style-name="ce35" table:formula="of:=[.N204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ba6ed</text:p>
          </table:table-cell>
          <table:table-cell table:style-name="ce21" table:formula="of:=HEX2DEC([.C205])" office:value-type="float" office:value="763629" calcext:value-type="float">
            <text:p>763629</text:p>
          </table:table-cell>
          <table:table-cell table:style-name="ce31" table:formula="of:=[.B205]/([.D205]/985000)/1024" office:value-type="float" office:value="9.03177305749913" calcext:value-type="float">
            <text:p>9,03</text:p>
          </table:table-cell>
          <table:table-cell table:style-name="ce35" table:formula="of:=[.D205]/985000" office:value-type="float" office:value="0.775257868020305" calcext:value-type="float">
            <text:p>0,7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5])" office:value-type="float" office:value="1423915" calcext:value-type="float">
            <text:p>1423915</text:p>
          </table:table-cell>
          <table:table-cell table:style-name="ce31" table:formula="of:=[.L205]/([.N205]/985000)/1024" office:value-type="float" office:value="5.53403819750477" calcext:value-type="float">
            <text:p>5,53</text:p>
          </table:table-cell>
          <table:table-cell table:style-name="ce35" table:formula="of:=[.N205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fbbbe</text:p>
          </table:table-cell>
          <table:table-cell table:style-name="ce21" table:formula="of:=HEX2DEC([.C206])" office:value-type="float" office:value="1031102" calcext:value-type="float">
            <text:p>1031102</text:p>
          </table:table-cell>
          <table:table-cell table:style-name="ce31" table:formula="of:=[.B206]/([.D206]/985000)/1024" office:value-type="float" office:value="6.53215905470555" calcext:value-type="float">
            <text:p>6,53</text:p>
          </table:table-cell>
          <table:table-cell table:style-name="ce35" table:formula="of:=[.D206]/985000" office:value-type="float" office:value="1.04680406091371" calcext:value-type="float">
            <text:p>1,0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06])" office:value-type="float" office:value="1372327" calcext:value-type="float">
            <text:p>1372327</text:p>
          </table:table-cell>
          <table:table-cell table:style-name="ce31" table:formula="of:=[.L206]/([.N206]/985000)/1024" office:value-type="float" office:value="5.74207167825161" calcext:value-type="float">
            <text:p>5,74</text:p>
          </table:table-cell>
          <table:table-cell table:style-name="ce35" table:formula="of:=[.N206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d805</text:p>
          </table:table-cell>
          <table:table-cell table:style-name="ce21" table:formula="of:=HEX2DEC([.C207])" office:value-type="float" office:value="1824773" calcext:value-type="float">
            <text:p>1824773</text:p>
          </table:table-cell>
          <table:table-cell table:style-name="ce31" table:formula="of:=[.B207]/([.D207]/985000)/1024" office:value-type="float" office:value="7.82805523104792" calcext:value-type="float">
            <text:p>7,83</text:p>
          </table:table-cell>
          <table:table-cell table:style-name="ce35" table:formula="of:=[.D207]/985000" office:value-type="float" office:value="1.8525614213198" calcext:value-type="float">
            <text:p>1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07])" office:value-type="float" office:value="1251269" calcext:value-type="float">
            <text:p>1251269</text:p>
          </table:table-cell>
          <table:table-cell table:style-name="ce31" table:formula="of:=[.L207]/([.N207]/985000)/1024" office:value-type="float" office:value="6.29760666970891" calcext:value-type="float">
            <text:p>6,30</text:p>
          </table:table-cell>
          <table:table-cell table:style-name="ce35" table:formula="of:=[.N207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ccaa</text:p>
          </table:table-cell>
          <table:table-cell table:style-name="ce21" table:formula="of:=HEX2DEC([.C208])" office:value-type="float" office:value="642218" calcext:value-type="float">
            <text:p>642218</text:p>
          </table:table-cell>
          <table:table-cell table:style-name="ce31" table:formula="of:=[.B208]/([.D208]/985000)/1024" office:value-type="float" office:value="6.90485758437945" calcext:value-type="float">
            <text:p>6,90</text:p>
          </table:table-cell>
          <table:table-cell table:style-name="ce35" table:formula="of:=[.D208]/985000" office:value-type="float" office:value="0.651997969543147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08])" office:value-type="float" office:value="1255388" calcext:value-type="float">
            <text:p>1255388</text:p>
          </table:table-cell>
          <table:table-cell table:style-name="ce31" table:formula="of:=[.L208]/([.N208]/985000)/1024" office:value-type="float" office:value="6.27694386118077" calcext:value-type="float">
            <text:p>6,28</text:p>
          </table:table-cell>
          <table:table-cell table:style-name="ce35" table:formula="of:=[.N208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dc1d</text:p>
          </table:table-cell>
          <table:table-cell table:style-name="ce21" table:formula="of:=HEX2DEC([.C209])" office:value-type="float" office:value="1039389" calcext:value-type="float">
            <text:p>1039389</text:p>
          </table:table-cell>
          <table:table-cell table:style-name="ce31" table:formula="of:=[.B209]/([.D209]/985000)/1024" office:value-type="float" office:value="15.0766863918971" calcext:value-type="float">
            <text:p>15,08</text:p>
          </table:table-cell>
          <table:table-cell table:style-name="ce35" table:formula="of:=[.D209]/985000" office:value-type="float" office:value="1.05521725888325" calcext:value-type="float">
            <text:p>1,0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09])" office:value-type="float" office:value="1397042" calcext:value-type="float">
            <text:p>1397042</text:p>
          </table:table-cell>
          <table:table-cell table:style-name="ce31" table:formula="of:=[.L209]/([.N209]/985000)/1024" office:value-type="float" office:value="5.64048897599356" calcext:value-type="float">
            <text:p>5,64</text:p>
          </table:table-cell>
          <table:table-cell table:style-name="ce35" table:formula="of:=[.N209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cb71</text:p>
          </table:table-cell>
          <table:table-cell table:style-name="ce21" table:formula="of:=HEX2DEC([.C210])" office:value-type="float" office:value="248689" calcext:value-type="float">
            <text:p>248689</text:p>
          </table:table-cell>
          <table:table-cell table:style-name="ce31" table:formula="of:=[.B210]/([.D210]/985000)/1024" office:value-type="float" office:value="5.91407984093587" calcext:value-type="float">
            <text:p>5,91</text:p>
          </table:table-cell>
          <table:table-cell table:style-name="ce35" table:formula="of:=[.D210]/985000" office:value-type="float" office:value="0.25247614213198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0])" office:value-type="float" office:value="1265819" calcext:value-type="float">
            <text:p>1265819</text:p>
          </table:table-cell>
          <table:table-cell table:style-name="ce31" table:formula="of:=[.L210]/([.N210]/985000)/1024" office:value-type="float" office:value="6.22521861340365" calcext:value-type="float">
            <text:p>6,23</text:p>
          </table:table-cell>
          <table:table-cell table:style-name="ce35" table:formula="of:=[.N210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ac36</text:p>
          </table:table-cell>
          <table:table-cell table:style-name="ce21" table:formula="of:=HEX2DEC([.C211])" office:value-type="float" office:value="633910" calcext:value-type="float">
            <text:p>633910</text:p>
          </table:table-cell>
          <table:table-cell table:style-name="ce31" table:formula="of:=[.B211]/([.D211]/985000)/1024" office:value-type="float" office:value="10.1030490576344" calcext:value-type="float">
            <text:p>10,10</text:p>
          </table:table-cell>
          <table:table-cell table:style-name="ce35" table:formula="of:=[.D211]/985000" office:value-type="float" office:value="0.64356345177665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1])" office:value-type="float" office:value="1273011" calcext:value-type="float">
            <text:p>1273011</text:p>
          </table:table-cell>
          <table:table-cell table:style-name="ce31" table:formula="of:=[.L211]/([.N211]/985000)/1024" office:value-type="float" office:value="6.1900486327298" calcext:value-type="float">
            <text:p>6,19</text:p>
          </table:table-cell>
          <table:table-cell table:style-name="ce35" table:formula="of:=[.N211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f6f</text:p>
          </table:table-cell>
          <table:table-cell table:style-name="ce21" table:formula="of:=HEX2DEC([.C212])" office:value-type="float" office:value="937839" calcext:value-type="float">
            <text:p>937839</text:p>
          </table:table-cell>
          <table:table-cell table:style-name="ce31" table:formula="of:=[.B212]/([.D212]/985000)/1024" office:value-type="float" office:value="8.14177468427417" calcext:value-type="float">
            <text:p>8,14</text:p>
          </table:table-cell>
          <table:table-cell table:style-name="ce35" table:formula="of:=[.D212]/985000" office:value-type="float" office:value="0.952120812182741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2])" office:value-type="float" office:value="1200072" calcext:value-type="float">
            <text:p>1200072</text:p>
          </table:table-cell>
          <table:table-cell table:style-name="ce31" table:formula="of:=[.L212]/([.N212]/985000)/1024" office:value-type="float" office:value="6.56627269030525" calcext:value-type="float">
            <text:p>6,57</text:p>
          </table:table-cell>
          <table:table-cell table:style-name="ce35" table:formula="of:=[.N212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ed0c</text:p>
          </table:table-cell>
          <table:table-cell table:style-name="ce21" table:formula="of:=HEX2DEC([.C213])" office:value-type="float" office:value="1830156" calcext:value-type="float">
            <text:p>1830156</text:p>
          </table:table-cell>
          <table:table-cell table:style-name="ce31" table:formula="of:=[.B213]/([.D213]/985000)/1024" office:value-type="float" office:value="8.3994744889575" calcext:value-type="float">
            <text:p>8,40</text:p>
          </table:table-cell>
          <table:table-cell table:style-name="ce35" table:formula="of:=[.D213]/985000" office:value-type="float" office:value="1.85802639593909" calcext:value-type="float">
            <text:p>1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3])" office:value-type="float" office:value="1222739" calcext:value-type="float">
            <text:p>1222739</text:p>
          </table:table-cell>
          <table:table-cell table:style-name="ce31" table:formula="of:=[.L213]/([.N213]/985000)/1024" office:value-type="float" office:value="6.44454785526592" calcext:value-type="float">
            <text:p>6,44</text:p>
          </table:table-cell>
          <table:table-cell table:style-name="ce35" table:formula="of:=[.N213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f2e9e</text:p>
          </table:table-cell>
          <table:table-cell table:style-name="ce21" table:formula="of:=HEX2DEC([.C214])" office:value-type="float" office:value="994974" calcext:value-type="float">
            <text:p>994974</text:p>
          </table:table-cell>
          <table:table-cell table:style-name="ce31" table:formula="of:=[.B214]/([.D214]/985000)/1024" office:value-type="float" office:value="9.90168972066104" calcext:value-type="float">
            <text:p>9,90</text:p>
          </table:table-cell>
          <table:table-cell table:style-name="ce35" table:formula="of:=[.D214]/985000" office:value-type="float" office:value="1.01012588832487" calcext:value-type="float">
            <text:p>1,01</text:p>
          </table:table-cell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4])" office:value-type="float" office:value="1226047" calcext:value-type="float">
            <text:p>1226047</text:p>
          </table:table-cell>
          <table:table-cell table:style-name="ce31" table:formula="of:=[.L214]/([.N214]/985000)/1024" office:value-type="float" office:value="6.42715980708733" calcext:value-type="float">
            <text:p>6,43</text:p>
          </table:table-cell>
          <table:table-cell table:style-name="ce35" table:formula="of:=[.N214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6e62</text:p>
          </table:table-cell>
          <table:table-cell table:style-name="ce21" table:formula="of:=HEX2DEC([.C215])" office:value-type="float" office:value="3763810" calcext:value-type="float">
            <text:p>3763810</text:p>
          </table:table-cell>
          <table:table-cell table:style-name="ce31" table:formula="of:=[.B215]/([.D215]/985000)/1024" office:value-type="float" office:value="9.91250855599114" calcext:value-type="float">
            <text:p>9,91</text:p>
          </table:table-cell>
          <table:table-cell table:style-name="ce35" table:formula="of:=[.D215]/985000" office:value-type="float" office:value="3.8211269035533" calcext:value-type="float">
            <text:p>3,82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283560" calcext:value-type="float">
            <text:p>23283560</text:p>
          </table:table-cell>
          <table:table-cell table:style-name="ce32" table:formula="of:=[.L215]/([.N215]/985000)/1024" office:value-type="float" office:value="6.09185193329542" calcext:value-type="float">
            <text:p>6,09</text:p>
          </table:table-cell>
          <table:table-cell table:style-name="ce36" table:formula="of:=[.N215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a2b7f</text:p>
          </table:table-cell>
          <table:table-cell table:style-name="ce21" table:formula="of:=HEX2DEC([.C216])" office:value-type="float" office:value="3812223" calcext:value-type="float">
            <text:p>3812223</text:p>
          </table:table-cell>
          <table:table-cell table:style-name="ce31" table:formula="of:=[.B216]/([.D216]/985000)/1024" office:value-type="float" office:value="9.78662550121674" calcext:value-type="float">
            <text:p>9,79</text:p>
          </table:table-cell>
          <table:table-cell table:style-name="ce35" table:formula="of:=[.D216]/985000" office:value-type="float" office:value="3.87027715736041" calcext:value-type="float">
            <text:p>3,87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b002</text:p>
          </table:table-cell>
          <table:table-cell table:style-name="ce21" table:formula="of:=HEX2DEC([.C217])" office:value-type="float" office:value="3715074" calcext:value-type="float">
            <text:p>3715074</text:p>
          </table:table-cell>
          <table:table-cell table:style-name="ce31" table:formula="of:=[.B217]/([.D217]/985000)/1024" office:value-type="float" office:value="10.0425452704643" calcext:value-type="float">
            <text:p>10,04</text:p>
          </table:table-cell>
          <table:table-cell table:style-name="ce35" table:formula="of:=[.D217]/985000" office:value-type="float" office:value="3.77164873096447" calcext:value-type="float">
            <text:p>3,77</text:p>
          </table:table-cell>
          <table:table-cell table:style-name="Default" table:number-columns-repeated="2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cff7a</text:p>
          </table:table-cell>
          <table:table-cell table:style-name="ce21" table:formula="of:=HEX2DEC([.C218])" office:value-type="float" office:value="1900410" calcext:value-type="float">
            <text:p>1900410</text:p>
          </table:table-cell>
          <table:table-cell table:style-name="ce31" table:formula="of:=[.B218]/([.D218]/985000)/1024" office:value-type="float" office:value="8.0348050305592" calcext:value-type="float">
            <text:p>8,03</text:p>
          </table:table-cell>
          <table:table-cell table:style-name="ce35" table:formula="of:=[.D218]/985000" office:value-type="float" office:value="1.92935025380711" calcext:value-type="float">
            <text:p>1,93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197:.B218])" office:value-type="float" office:value="323051" calcext:value-type="float">
            <text:p>323051</text:p>
          </table:table-cell>
          <table:table-cell table:style-name="ce78"/>
          <table:table-cell table:style-name="ce22" table:formula="of:=SUM([.D197:.D218])" office:value-type="float" office:value="32756055" calcext:value-type="float">
            <text:p>32756055</text:p>
          </table:table-cell>
          <table:table-cell table:style-name="ce32" table:formula="of:=[.B219]/([.D219]/985000)/1024" office:value-type="float" office:value="9.48671321392907" calcext:value-type="float">
            <text:p>9,49</text:p>
          </table:table-cell>
          <table:table-cell table:style-name="ce36" table:formula="of:=[.D219]/985000" office:value-type="float" office:value="33.2548781725888" calcext:value-type="float">
            <text:p>33,25</text:p>
          </table:table-cell>
          <table:table-cell table:style-name="ce95" table:formula="of:=([.E219]-[.E44])/[.E44]*100" office:value-type="float" office:value="6.34405571892862" calcext:value-type="float">
            <text:p>6,34</text:p>
          </table:table-cell>
          <table:table-cell table:style-name="ce95" table:formula="of:=([.E219]-[.O44])/[.O44]*100" office:value-type="float" office:value="17.7116152477241" calcext:value-type="float">
            <text:p>17,71</text:p>
          </table:table-cell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0])" office:value-type="float" office:value="2050115" calcext:value-type="float">
            <text:p>2050115</text:p>
          </table:table-cell>
          <table:table-cell table:style-name="ce31" table:formula="of:=[.L220]/([.N220]/985000)/1024" office:value-type="float" office:value="8.07868647764882" calcext:value-type="float">
            <text:p>8,08</text:p>
          </table:table-cell>
          <table:table-cell table:style-name="ce35" table:formula="of:=[.N220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1])" office:value-type="float" office:value="2014797" calcext:value-type="float">
            <text:p>2014797</text:p>
          </table:table-cell>
          <table:table-cell table:style-name="ce31" table:formula="of:=[.L221]/([.N221]/985000)/1024" office:value-type="float" office:value="8.22030027249643" calcext:value-type="float">
            <text:p>8,22</text:p>
          </table:table-cell>
          <table:table-cell table:style-name="ce35" table:formula="of:=[.N221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style-name="ce24"/>
          <table:covered-table-cell table:style-name="ce24" office:value-type="string" calcext:value-type="string">
            <text:p>001cff7a</text:p>
          </table:covered-table-cell>
          <table:covered-table-cell table:number-columns-repeated="2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22])" office:value-type="float" office:value="2032386" calcext:value-type="float">
            <text:p>2032386</text:p>
          </table:table-cell>
          <table:table-cell table:style-name="ce31" table:formula="of:=[.L222]/([.N222]/985000)/1024" office:value-type="float" office:value="8.14915883504659" calcext:value-type="float">
            <text:p>8,15</text:p>
          </table:table-cell>
          <table:table-cell table:style-name="ce35" table:formula="of:=[.N222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23])" office:value-type="float" office:value="2058025" calcext:value-type="float">
            <text:p>2058025</text:p>
          </table:table-cell>
          <table:table-cell table:style-name="ce31" table:formula="of:=[.L223]/([.N223]/985000)/1024" office:value-type="float" office:value="8.04763612109911" calcext:value-type="float">
            <text:p>8,05</text:p>
          </table:table-cell>
          <table:table-cell table:style-name="ce35" table:formula="of:=[.N223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c420f</text:p>
          </table:table-cell>
          <table:table-cell table:style-name="ce21" table:formula="of:=HEX2DEC([.C224])" office:value-type="float" office:value="803343" calcext:value-type="float">
            <text:p>803343</text:p>
          </table:table-cell>
          <table:table-cell table:style-name="ce31" table:formula="of:=[.B224]/([.D224]/985000)/1024" office:value-type="float" office:value="3.45566462192986" calcext:value-type="float">
            <text:p>3,46</text:p>
          </table:table-cell>
          <table:table-cell table:style-name="ce35" table:formula="of:=[.D224]/985000" office:value-type="float" office:value="0.815576649746193" calcext:value-type="float">
            <text:p>0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24])" office:value-type="float" office:value="2107330" calcext:value-type="float">
            <text:p>2107330</text:p>
          </table:table-cell>
          <table:table-cell table:style-name="ce31" table:formula="of:=[.L224]/([.N224]/985000)/1024" office:value-type="float" office:value="7.85934634258754" calcext:value-type="float">
            <text:p>7,86</text:p>
          </table:table-cell>
          <table:table-cell table:style-name="ce35" table:formula="of:=[.N224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46b32</text:p>
          </table:table-cell>
          <table:table-cell table:style-name="ce21" table:formula="of:=HEX2DEC([.C225])" office:value-type="float" office:value="3435314" calcext:value-type="float">
            <text:p>3435314</text:p>
          </table:table-cell>
          <table:table-cell table:style-name="ce31" table:formula="of:=[.B225]/([.D225]/985000)/1024" office:value-type="float" office:value="6.10192583560047" calcext:value-type="float">
            <text:p>6,10</text:p>
          </table:table-cell>
          <table:table-cell table:style-name="ce35" table:formula="of:=[.D225]/985000" office:value-type="float" office:value="3.48762842639594" calcext:value-type="float">
            <text:p>3,4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25])" office:value-type="float" office:value="2083005" calcext:value-type="float">
            <text:p>2083005</text:p>
          </table:table-cell>
          <table:table-cell table:style-name="ce31" table:formula="of:=[.L225]/([.N225]/985000)/1024" office:value-type="float" office:value="7.95112653504192" calcext:value-type="float">
            <text:p>7,95</text:p>
          </table:table-cell>
          <table:table-cell table:style-name="ce35" table:formula="of:=[.N225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3" calcext:value-type="float">
            <text:p>4793</text:p>
          </table:table-cell>
          <table:table-cell table:style-name="ce30" office:value-type="string" calcext:value-type="string">
            <text:p>000d1b2e</text:p>
          </table:table-cell>
          <table:table-cell table:style-name="ce21" table:formula="of:=HEX2DEC([.C226])" office:value-type="float" office:value="858926" calcext:value-type="float">
            <text:p>858926</text:p>
          </table:table-cell>
          <table:table-cell table:style-name="ce31" table:formula="of:=[.B226]/([.D226]/985000)/1024" office:value-type="float" office:value="5.36769652049478" calcext:value-type="float">
            <text:p>5,37</text:p>
          </table:table-cell>
          <table:table-cell table:style-name="ce35" table:formula="of:=[.D226]/985000" office:value-type="float" office:value="0.872006091370558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26])" office:value-type="float" office:value="2070141" calcext:value-type="float">
            <text:p>2070141</text:p>
          </table:table-cell>
          <table:table-cell table:style-name="ce31" table:formula="of:=[.L226]/([.N226]/985000)/1024" office:value-type="float" office:value="8.00053538774653" calcext:value-type="float">
            <text:p>8,00</text:p>
          </table:table-cell>
          <table:table-cell table:style-name="ce35" table:formula="of:=[.N226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4bd3</text:p>
          </table:table-cell>
          <table:table-cell table:style-name="ce21" table:formula="of:=HEX2DEC([.C227])" office:value-type="float" office:value="412627" calcext:value-type="float">
            <text:p>412627</text:p>
          </table:table-cell>
          <table:table-cell table:style-name="ce31" table:formula="of:=[.B227]/([.D227]/985000)/1024" office:value-type="float" office:value="6.0168146905377" calcext:value-type="float">
            <text:p>6,02</text:p>
          </table:table-cell>
          <table:table-cell table:style-name="ce35" table:formula="of:=[.D227]/985000" office:value-type="float" office:value="0.418910659898477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27])" office:value-type="float" office:value="2070589" calcext:value-type="float">
            <text:p>2070589</text:p>
          </table:table-cell>
          <table:table-cell table:style-name="ce31" table:formula="of:=[.L227]/([.N227]/985000)/1024" office:value-type="float" office:value="7.99880436345648" calcext:value-type="float">
            <text:p>8,00</text:p>
          </table:table-cell>
          <table:table-cell table:style-name="ce35" table:formula="of:=[.N227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7a00e</text:p>
          </table:table-cell>
          <table:table-cell table:style-name="ce21" table:formula="of:=HEX2DEC([.C228])" office:value-type="float" office:value="1548302" calcext:value-type="float">
            <text:p>1548302</text:p>
          </table:table-cell>
          <table:table-cell table:style-name="ce31" table:formula="of:=[.B228]/([.D228]/985000)/1024" office:value-type="float" office:value="6.22077960747483" calcext:value-type="float">
            <text:p>6,22</text:p>
          </table:table-cell>
          <table:table-cell table:style-name="ce35" table:formula="of:=[.D228]/985000" office:value-type="float" office:value="1.57188020304569" calcext:value-type="float">
            <text:p>1,5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28])" office:value-type="float" office:value="2106509" calcext:value-type="float">
            <text:p>2106509</text:p>
          </table:table-cell>
          <table:table-cell table:style-name="ce31" table:formula="of:=[.L228]/([.N228]/985000)/1024" office:value-type="float" office:value="7.86240947849024" calcext:value-type="float">
            <text:p>7,86</text:p>
          </table:table-cell>
          <table:table-cell table:style-name="ce35" table:formula="of:=[.N228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3" calcext:value-type="float">
            <text:p>4463</text:p>
          </table:table-cell>
          <table:table-cell table:style-name="ce30" office:value-type="string" calcext:value-type="string">
            <text:p>000cf4c9</text:p>
          </table:table-cell>
          <table:table-cell table:style-name="ce21" table:formula="of:=HEX2DEC([.C229])" office:value-type="float" office:value="849097" calcext:value-type="float">
            <text:p>849097</text:p>
          </table:table-cell>
          <table:table-cell table:style-name="ce31" table:formula="of:=[.B229]/([.D229]/985000)/1024" office:value-type="float" office:value="5.05598590141939" calcext:value-type="float">
            <text:p>5,06</text:p>
          </table:table-cell>
          <table:table-cell table:style-name="ce35" table:formula="of:=[.D229]/985000" office:value-type="float" office:value="0.862027411167513" calcext:value-type="float">
            <text:p>0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29])" office:value-type="float" office:value="1827905" calcext:value-type="float">
            <text:p>1827905</text:p>
          </table:table-cell>
          <table:table-cell table:style-name="ce31" table:formula="of:=[.L229]/([.N229]/985000)/1024" office:value-type="float" office:value="9.06077521978713" calcext:value-type="float">
            <text:p>9,06</text:p>
          </table:table-cell>
          <table:table-cell table:style-name="ce35" table:formula="of:=[.N229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48d9</text:p>
          </table:table-cell>
          <table:table-cell table:style-name="ce21" table:formula="of:=HEX2DEC([.C230])" office:value-type="float" office:value="215257" calcext:value-type="float">
            <text:p>215257</text:p>
          </table:table-cell>
          <table:table-cell table:style-name="ce31" table:formula="of:=[.B230]/([.D230]/985000)/1024" office:value-type="float" office:value="5.21941504805883" calcext:value-type="float">
            <text:p>5,22</text:p>
          </table:table-cell>
          <table:table-cell table:style-name="ce35" table:formula="of:=[.D230]/985000" office:value-type="float" office:value="0.218535025380711" calcext:value-type="float">
            <text:p>0,2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0])" office:value-type="float" office:value="1834584" calcext:value-type="float">
            <text:p>1834584</text:p>
          </table:table-cell>
          <table:table-cell table:style-name="ce31" table:formula="of:=[.L230]/([.N230]/985000)/1024" office:value-type="float" office:value="9.02778849489857" calcext:value-type="float">
            <text:p>9,03</text:p>
          </table:table-cell>
          <table:table-cell table:style-name="ce35" table:formula="of:=[.N230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8312</text:p>
          </table:table-cell>
          <table:table-cell table:style-name="ce21" table:formula="of:=HEX2DEC([.C231])" office:value-type="float" office:value="99090" calcext:value-type="float">
            <text:p>99090</text:p>
          </table:table-cell>
          <table:table-cell table:style-name="ce31" table:formula="of:=[.B231]/([.D231]/985000)/1024" office:value-type="float" office:value="4.68871220292159" calcext:value-type="float">
            <text:p>4,69</text:p>
          </table:table-cell>
          <table:table-cell table:style-name="ce35" table:formula="of:=[.D231]/985000" office:value-type="float" office:value="0.100598984771574" calcext:value-type="float">
            <text:p>0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1])" office:value-type="float" office:value="1877766" calcext:value-type="float">
            <text:p>1877766</text:p>
          </table:table-cell>
          <table:table-cell table:style-name="ce31" table:formula="of:=[.L231]/([.N231]/985000)/1024" office:value-type="float" office:value="8.82018117706093" calcext:value-type="float">
            <text:p>8,82</text:p>
          </table:table-cell>
          <table:table-cell table:style-name="ce35" table:formula="of:=[.N231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8da94</text:p>
          </table:table-cell>
          <table:table-cell table:style-name="ce21" table:formula="of:=HEX2DEC([.C232])" office:value-type="float" office:value="580244" calcext:value-type="float">
            <text:p>580244</text:p>
          </table:table-cell>
          <table:table-cell table:style-name="ce31" table:formula="of:=[.B232]/([.D232]/985000)/1024" office:value-type="float" office:value="5.98291038177474" calcext:value-type="float">
            <text:p>5,98</text:p>
          </table:table-cell>
          <table:table-cell table:style-name="ce35" table:formula="of:=[.D232]/985000" office:value-type="float" office:value="0.589080203045685" calcext:value-type="float">
            <text:p>0,5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32])" office:value-type="float" office:value="1903992" calcext:value-type="float">
            <text:p>1903992</text:p>
          </table:table-cell>
          <table:table-cell table:style-name="ce31" table:formula="of:=[.L232]/([.N232]/985000)/1024" office:value-type="float" office:value="8.69869008279709" calcext:value-type="float">
            <text:p>8,70</text:p>
          </table:table-cell>
          <table:table-cell table:style-name="ce35" table:formula="of:=[.N232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19" calcext:value-type="float">
            <text:p>3719</text:p>
          </table:table-cell>
          <table:table-cell table:style-name="ce30" office:value-type="string" calcext:value-type="string">
            <text:p>000ef443</text:p>
          </table:table-cell>
          <table:table-cell table:style-name="ce21" table:formula="of:=HEX2DEC([.C233])" office:value-type="float" office:value="980035" calcext:value-type="float">
            <text:p>980035</text:p>
          </table:table-cell>
          <table:table-cell table:style-name="ce31" table:formula="of:=[.B233]/([.D233]/985000)/1024" office:value-type="float" office:value="3.65023534714321" calcext:value-type="float">
            <text:p>3,65</text:p>
          </table:table-cell>
          <table:table-cell table:style-name="ce35" table:formula="of:=[.D233]/985000" office:value-type="float" office:value="0.994959390862944" calcext:value-type="float">
            <text:p>0,9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33])" office:value-type="float" office:value="2100387" calcext:value-type="float">
            <text:p>2100387</text:p>
          </table:table-cell>
          <table:table-cell table:style-name="ce31" table:formula="of:=[.L233]/([.N233]/985000)/1024" office:value-type="float" office:value="7.88532605092538" calcext:value-type="float">
            <text:p>7,89</text:p>
          </table:table-cell>
          <table:table-cell table:style-name="ce35" table:formula="of:=[.N233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8bdf7</text:p>
          </table:table-cell>
          <table:table-cell table:style-name="ce21" table:formula="of:=HEX2DEC([.C234])" office:value-type="float" office:value="1621495" calcext:value-type="float">
            <text:p>1621495</text:p>
          </table:table-cell>
          <table:table-cell table:style-name="ce31" table:formula="of:=[.B234]/([.D234]/985000)/1024" office:value-type="float" office:value="5.96904664946546" calcext:value-type="float">
            <text:p>5,97</text:p>
          </table:table-cell>
          <table:table-cell table:style-name="ce35" table:formula="of:=[.D234]/985000" office:value-type="float" office:value="1.64618781725888" calcext:value-type="float">
            <text:p>1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34])" office:value-type="float" office:value="1892112" calcext:value-type="float">
            <text:p>1892112</text:p>
          </table:table-cell>
          <table:table-cell table:style-name="ce31" table:formula="of:=[.L234]/([.N234]/985000)/1024" office:value-type="float" office:value="8.75330653160331" calcext:value-type="float">
            <text:p>8,75</text:p>
          </table:table-cell>
          <table:table-cell table:style-name="ce35" table:formula="of:=[.N234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59490</text:p>
          </table:table-cell>
          <table:table-cell table:style-name="ce21" table:formula="of:=HEX2DEC([.C235])" office:value-type="float" office:value="365712" calcext:value-type="float">
            <text:p>365712</text:p>
          </table:table-cell>
          <table:table-cell table:style-name="ce31" table:formula="of:=[.B235]/([.D235]/985000)/1024" office:value-type="float" office:value="6.51776000479886" calcext:value-type="float">
            <text:p>6,52</text:p>
          </table:table-cell>
          <table:table-cell table:style-name="ce35" table:formula="of:=[.D235]/985000" office:value-type="float" office:value="0.371281218274112" calcext:value-type="float">
            <text:p>0,3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bf56f</text:p>
          </table:table-cell>
          <table:table-cell table:style-name="ce21" table:formula="of:=HEX2DEC([.C236])" office:value-type="float" office:value="783727" calcext:value-type="float">
            <text:p>783727</text:p>
          </table:table-cell>
          <table:table-cell table:style-name="ce31" table:formula="of:=[.B236]/([.D236]/985000)/1024" office:value-type="float" office:value="4.87138622768196" calcext:value-type="float">
            <text:p>4,87</text:p>
          </table:table-cell>
          <table:table-cell table:style-name="ce35" table:formula="of:=[.D236]/985000" office:value-type="float" office:value="0.79566192893401" calcext:value-type="float">
            <text:p>0,80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16bc</text:p>
          </table:table-cell>
          <table:table-cell table:style-name="ce21" table:formula="of:=HEX2DEC([.C237])" office:value-type="float" office:value="202428" calcext:value-type="float">
            <text:p>202428</text:p>
          </table:table-cell>
          <table:table-cell table:style-name="ce31" table:formula="of:=[.B237]/([.D237]/985000)/1024" office:value-type="float" office:value="4.12463397479598" calcext:value-type="float">
            <text:p>4,12</text:p>
          </table:table-cell>
          <table:table-cell table:style-name="ce35" table:formula="of:=[.D237]/985000" office:value-type="float" office:value="0.205510659898477" calcext:value-type="float">
            <text:p>0,21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69fcc</text:p>
          </table:table-cell>
          <table:table-cell table:style-name="ce21" table:formula="of:=HEX2DEC([.C238])" office:value-type="float" office:value="434124" calcext:value-type="float">
            <text:p>434124</text:p>
          </table:table-cell>
          <table:table-cell table:style-name="ce31" table:formula="of:=[.B238]/([.D238]/985000)/1024" office:value-type="float" office:value="3.79781054059439" calcext:value-type="float">
            <text:p>3,80</text:p>
          </table:table-cell>
          <table:table-cell table:style-name="ce35" table:formula="of:=[.D238]/985000" office:value-type="float" office:value="0.440735025380711" calcext:value-type="float">
            <text:p>0,44</text:p>
          </table:table-cell>
          <table:table-cell table:style-name="ce56" table:number-columns-repeated="2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0:.L237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0:.N237])" office:value-type="float" office:value="30029643" calcext:value-type="float">
            <text:p>30029643</text:p>
          </table:table-cell>
          <table:table-cell table:style-name="ce32" table:formula="of:=[.L238]/([.N238]/985000)/1024" office:value-type="float" office:value="8.27294366842373" calcext:value-type="float">
            <text:p>8,27</text:p>
          </table:table-cell>
          <table:table-cell table:style-name="ce36" table:formula="of:=[.N238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96167</text:p>
          </table:table-cell>
          <table:table-cell table:style-name="ce21" table:formula="of:=HEX2DEC([.C239])" office:value-type="float" office:value="614759" calcext:value-type="float">
            <text:p>614759</text:p>
          </table:table-cell>
          <table:table-cell table:style-name="ce31" table:formula="of:=[.B239]/([.D239]/985000)/1024" office:value-type="float" office:value="5.47019492597912" calcext:value-type="float">
            <text:p>5,47</text:p>
          </table:table-cell>
          <table:table-cell table:style-name="ce35" table:formula="of:=[.D239]/985000" office:value-type="float" office:value="0.624120812182741" calcext:value-type="float">
            <text:p>0,62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4" calcext:value-type="float">
            <text:p>10574</text:p>
          </table:table-cell>
          <table:table-cell table:style-name="ce30" office:value-type="string" calcext:value-type="string">
            <text:p>001a3414</text:p>
          </table:table-cell>
          <table:table-cell table:style-name="ce21" table:formula="of:=HEX2DEC([.C240])" office:value-type="float" office:value="1717268" calcext:value-type="float">
            <text:p>1717268</text:p>
          </table:table-cell>
          <table:table-cell table:style-name="ce31" table:formula="of:=[.B240]/([.D240]/985000)/1024" office:value-type="float" office:value="5.92294231120303" calcext:value-type="float">
            <text:p>5,92</text:p>
          </table:table-cell>
          <table:table-cell table:style-name="ce35" table:formula="of:=[.D240]/985000" office:value-type="float" office:value="1.7434192893401" calcext:value-type="float">
            <text:p>1,7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c4d83</text:p>
          </table:table-cell>
          <table:table-cell table:style-name="ce21" table:formula="of:=HEX2DEC([.C241])" office:value-type="float" office:value="806275" calcext:value-type="float">
            <text:p>806275</text:p>
          </table:table-cell>
          <table:table-cell table:style-name="ce31" table:formula="of:=[.B241]/([.D241]/985000)/1024" office:value-type="float" office:value="5.55238355012248" calcext:value-type="float">
            <text:p>5,55</text:p>
          </table:table-cell>
          <table:table-cell table:style-name="ce35" table:formula="of:=[.D241]/985000" office:value-type="float" office:value="0.818553299492386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b5169</text:p>
          </table:table-cell>
          <table:table-cell table:style-name="ce21" table:formula="of:=HEX2DEC([.C242])" office:value-type="float" office:value="2838889" calcext:value-type="float">
            <text:p>2838889</text:p>
          </table:table-cell>
          <table:table-cell table:style-name="ce31" table:formula="of:=[.B242]/([.D242]/985000)/1024" office:value-type="float" office:value="7.38388547421192" calcext:value-type="float">
            <text:p>7,38</text:p>
          </table:table-cell>
          <table:table-cell table:style-name="ce35" table:formula="of:=[.D242]/985000" office:value-type="float" office:value="2.88212081218274" calcext:value-type="float">
            <text:p>2,88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14bf8</text:p>
          </table:table-cell>
          <table:table-cell table:style-name="ce21" table:formula="of:=HEX2DEC([.C243])" office:value-type="float" office:value="3230712" calcext:value-type="float">
            <text:p>3230712</text:p>
          </table:table-cell>
          <table:table-cell table:style-name="ce31" table:formula="of:=[.B243]/([.D243]/985000)/1024" office:value-type="float" office:value="6.48836270456791" calcext:value-type="float">
            <text:p>6,49</text:p>
          </table:table-cell>
          <table:table-cell table:style-name="ce35" table:formula="of:=[.D243]/985000" office:value-type="float" office:value="3.27991065989848" calcext:value-type="float">
            <text:p>3,28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2bdb9</text:p>
          </table:table-cell>
          <table:table-cell table:style-name="ce21" table:formula="of:=HEX2DEC([.C244])" office:value-type="float" office:value="3325369" calcext:value-type="float">
            <text:p>3325369</text:p>
          </table:table-cell>
          <table:table-cell table:style-name="ce31" table:formula="of:=[.B244]/([.D244]/985000)/1024" office:value-type="float" office:value="6.3036707354883" calcext:value-type="float">
            <text:p>6,30</text:p>
          </table:table-cell>
          <table:table-cell table:style-name="ce35" table:formula="of:=[.D244]/985000" office:value-type="float" office:value="3.37600913705584" calcext:value-type="float">
            <text:p>3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b10bc</text:p>
          </table:table-cell>
          <table:table-cell table:style-name="ce21" table:formula="of:=HEX2DEC([.C245])" office:value-type="float" office:value="1773756" calcext:value-type="float">
            <text:p>1773756</text:p>
          </table:table-cell>
          <table:table-cell table:style-name="ce31" table:formula="of:=[.B245]/([.D245]/985000)/1024" office:value-type="float" office:value="5.4300848075003" calcext:value-type="float">
            <text:p>5,43</text:p>
          </table:table-cell>
          <table:table-cell table:style-name="ce35" table:formula="of:=[.D245]/985000" office:value-type="float" office:value="1.80076751269036" calcext:value-type="float">
            <text:p>1,80</text:p>
          </table:table-cell>
          <table:table-cell table:number-columns-repeated="5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24:.B245])" office:value-type="float" office:value="168711" calcext:value-type="float">
            <text:p>168711</text:p>
          </table:table-cell>
          <table:table-cell table:style-name="ce28"/>
          <table:table-cell table:style-name="ce22" table:formula="of:=SUM([.D224:.D245])" office:value-type="float" office:value="27496749" calcext:value-type="float">
            <text:p>27496749</text:p>
          </table:table-cell>
          <table:table-cell table:style-name="ce32" table:formula="of:=[.B246]/([.D246]/985000)/1024" office:value-type="float" office:value="5.90198802769147" calcext:value-type="float">
            <text:p>5,90</text:p>
          </table:table-cell>
          <table:table-cell table:style-name="ce36" table:formula="of:=[.D246]/985000" office:value-type="float" office:value="27.9154812182741" calcext:value-type="float">
            <text:p>27,92</text:p>
          </table:table-cell>
          <table:table-cell table:style-name="ce95" table:formula="of:=([.E246]-[.O21])/[.O21]*100" office:value-type="float" office:value="38.416715739379" calcext:value-type="float">
            <text:p>38,42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46])/[.B67]*100" office:value-type="float" office:value="-70.9002319715556" calcext:value-type="float">
            <text:p>-70,90</text:p>
          </table:table-cell>
          <table:table-cell table:style-name="ce56" office:value-type="string" calcext:value-type="string">
            <text:p>ratio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146f99</text:p>
          </table:table-cell>
          <table:table-cell table:style-name="ce21" table:formula="of:=HEX2DEC([.C251])" office:value-type="float" office:value="1339289" calcext:value-type="float">
            <text:p>1339289</text:p>
          </table:table-cell>
          <table:table-cell table:style-name="ce31" table:formula="of:=[.B251]/([.D251]/985000)/1024" office:value-type="float" office:value="2.07280428972014" calcext:value-type="float">
            <text:p>2,07</text:p>
          </table:table-cell>
          <table:table-cell table:style-name="ce35" table:formula="of:=[.D251]/985000" office:value-type="float" office:value="1.35968426395939" calcext:value-type="float">
            <text:p>1,36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515a2e</text:p>
          </table:table-cell>
          <table:table-cell table:style-name="ce21" table:formula="of:=HEX2DEC([.C252])" office:value-type="float" office:value="5331502" calcext:value-type="float">
            <text:p>5331502</text:p>
          </table:table-cell>
          <table:table-cell table:style-name="ce31" table:formula="of:=[.B252]/([.D252]/985000)/1024" office:value-type="float" office:value="3.93082881328517" calcext:value-type="float">
            <text:p>3,93</text:p>
          </table:table-cell>
          <table:table-cell table:style-name="ce35" table:formula="of:=[.D252]/985000" office:value-type="float" office:value="5.4126923857868" calcext:value-type="float">
            <text:p>5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93878</text:p>
          </table:table-cell>
          <table:table-cell table:style-name="ce21" table:formula="of:=HEX2DEC([.C253])" office:value-type="float" office:value="1652856" calcext:value-type="float">
            <text:p>1652856</text:p>
          </table:table-cell>
          <table:table-cell table:style-name="ce31" table:formula="of:=[.B253]/([.D253]/985000)/1024" office:value-type="float" office:value="2.78880446179219" calcext:value-type="float">
            <text:p>2,79</text:p>
          </table:table-cell>
          <table:table-cell table:style-name="ce35" table:formula="of:=[.D253]/985000" office:value-type="float" office:value="1.67802639593909" calcext:value-type="float">
            <text:p>1,6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9aad3</text:p>
          </table:table-cell>
          <table:table-cell table:style-name="ce21" table:formula="of:=HEX2DEC([.C254])" office:value-type="float" office:value="633555" calcext:value-type="float">
            <text:p>633555</text:p>
          </table:table-cell>
          <table:table-cell table:style-name="ce31" table:formula="of:=[.B254]/([.D254]/985000)/1024" office:value-type="float" office:value="3.91868140147659" calcext:value-type="float">
            <text:p>3,92</text:p>
          </table:table-cell>
          <table:table-cell table:style-name="ce35" table:formula="of:=[.D254]/985000" office:value-type="float" office:value="0.643203045685279" calcext:value-type="float">
            <text:p>0,6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22d4ac</text:p>
          </table:table-cell>
          <table:table-cell table:style-name="ce21" table:formula="of:=HEX2DEC([.C255])" office:value-type="float" office:value="2282668" calcext:value-type="float">
            <text:p>2282668</text:p>
          </table:table-cell>
          <table:table-cell table:style-name="ce31" table:formula="of:=[.B255]/([.D255]/985000)/1024" office:value-type="float" office:value="4.21862560814253" calcext:value-type="float">
            <text:p>4,22</text:p>
          </table:table-cell>
          <table:table-cell table:style-name="ce35" table:formula="of:=[.D255]/985000" office:value-type="float" office:value="2.31742944162437" calcext:value-type="float">
            <text:p>2,3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143062</text:p>
          </table:table-cell>
          <table:table-cell table:style-name="ce21" table:formula="of:=HEX2DEC([.C256])" office:value-type="float" office:value="1323106" calcext:value-type="float">
            <text:p>1323106</text:p>
          </table:table-cell>
          <table:table-cell table:style-name="ce31" table:formula="of:=[.B256]/([.D256]/985000)/1024" office:value-type="float" office:value="3.24392795957013" calcext:value-type="float">
            <text:p>3,24</text:p>
          </table:table-cell>
          <table:table-cell table:style-name="ce35" table:formula="of:=[.D256]/985000" office:value-type="float" office:value="1.34325482233503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5faf4</text:p>
          </table:table-cell>
          <table:table-cell table:style-name="ce21" table:formula="of:=HEX2DEC([.C257])" office:value-type="float" office:value="391924" calcext:value-type="float">
            <text:p>391924</text:p>
          </table:table-cell>
          <table:table-cell table:style-name="ce31" table:formula="of:=[.B257]/([.D257]/985000)/1024" office:value-type="float" office:value="2.86666707065656" calcext:value-type="float">
            <text:p>2,87</text:p>
          </table:table-cell>
          <table:table-cell table:style-name="ce35" table:formula="of:=[.D257]/985000" office:value-type="float" office:value="0.397892385786802" calcext:value-type="float">
            <text:p>0,4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de0f</text:p>
          </table:table-cell>
          <table:table-cell table:style-name="ce21" table:formula="of:=HEX2DEC([.C258])" office:value-type="float" office:value="187919" calcext:value-type="float">
            <text:p>187919</text:p>
          </table:table-cell>
          <table:table-cell table:style-name="ce31" table:formula="of:=[.B258]/([.D258]/985000)/1024" office:value-type="float" office:value="2.47236571175613" calcext:value-type="float">
            <text:p>2,47</text:p>
          </table:table-cell>
          <table:table-cell table:style-name="ce35" table:formula="of:=[.D258]/985000" office:value-type="float" office:value="0.190780710659898" calcext:value-type="float">
            <text:p>0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11d9a9</text:p>
          </table:table-cell>
          <table:table-cell table:style-name="ce21" table:formula="of:=HEX2DEC([.C259])" office:value-type="float" office:value="1169833" calcext:value-type="float">
            <text:p>1169833</text:p>
          </table:table-cell>
          <table:table-cell table:style-name="ce31" table:formula="of:=[.B259]/([.D259]/985000)/1024" office:value-type="float" office:value="2.96755849045334" calcext:value-type="float">
            <text:p>2,97</text:p>
          </table:table-cell>
          <table:table-cell table:style-name="ce35" table:formula="of:=[.D259]/985000" office:value-type="float" office:value="1.18764771573604" calcext:value-type="float">
            <text:p>1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14c1db</text:p>
          </table:table-cell>
          <table:table-cell table:style-name="ce21" table:formula="of:=HEX2DEC([.C260])" office:value-type="float" office:value="1360347" calcext:value-type="float">
            <text:p>1360347</text:p>
          </table:table-cell>
          <table:table-cell table:style-name="ce31" table:formula="of:=[.B260]/([.D260]/985000)/1024" office:value-type="float" office:value="2.63044672609268" calcext:value-type="float">
            <text:p>2,63</text:p>
          </table:table-cell>
          <table:table-cell table:style-name="ce35" table:formula="of:=[.D260]/985000" office:value-type="float" office:value="1.38106294416244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249c32</text:p>
          </table:table-cell>
          <table:table-cell table:style-name="ce21" table:formula="of:=HEX2DEC([.C261])" office:value-type="float" office:value="2399282" calcext:value-type="float">
            <text:p>2399282</text:p>
          </table:table-cell>
          <table:table-cell table:style-name="ce31" table:formula="of:=[.B261]/([.D261]/985000)/1024" office:value-type="float" office:value="4.03403155480473" calcext:value-type="float">
            <text:p>4,03</text:p>
          </table:table-cell>
          <table:table-cell table:style-name="ce35" table:formula="of:=[.D261]/985000" office:value-type="float" office:value="2.4358192893401" calcext:value-type="float">
            <text:p>2,4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b87aa</text:p>
          </table:table-cell>
          <table:table-cell table:style-name="ce21" table:formula="of:=HEX2DEC([.C262])" office:value-type="float" office:value="755626" calcext:value-type="float">
            <text:p>755626</text:p>
          </table:table-cell>
          <table:table-cell table:style-name="ce31" table:formula="of:=[.B262]/([.D262]/985000)/1024" office:value-type="float" office:value="3.15450109826157" calcext:value-type="float">
            <text:p>3,15</text:p>
          </table:table-cell>
          <table:table-cell table:style-name="ce35" table:formula="of:=[.D262]/985000" office:value-type="float" office:value="0.767132994923858" calcext:value-type="float">
            <text:p>0,7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14bd03</text:p>
          </table:table-cell>
          <table:table-cell table:style-name="ce21" table:formula="of:=HEX2DEC([.C263])" office:value-type="float" office:value="1359107" calcext:value-type="float">
            <text:p>1359107</text:p>
          </table:table-cell>
          <table:table-cell table:style-name="ce31" table:formula="of:=[.B263]/([.D263]/985000)/1024" office:value-type="float" office:value="2.8090775149142" calcext:value-type="float">
            <text:p>2,81</text:p>
          </table:table-cell>
          <table:table-cell table:style-name="ce35" table:formula="of:=[.D263]/985000" office:value-type="float" office:value="1.37980406091371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51a4</text:p>
          </table:table-cell>
          <table:table-cell table:style-name="ce21" table:formula="of:=HEX2DEC([.C264])" office:value-type="float" office:value="217508" calcext:value-type="float">
            <text:p>217508</text:p>
          </table:table-cell>
          <table:table-cell table:style-name="ce31" table:formula="of:=[.B264]/([.D264]/985000)/1024" office:value-type="float" office:value="3.83866987076337" calcext:value-type="float">
            <text:p>3,84</text:p>
          </table:table-cell>
          <table:table-cell table:style-name="ce35" table:formula="of:=[.D264]/985000" office:value-type="float" office:value="0.220820304568528" calcext:value-type="float">
            <text:p>0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c10a6</text:p>
          </table:table-cell>
          <table:table-cell table:style-name="ce21" table:formula="of:=HEX2DEC([.C265])" office:value-type="float" office:value="790694" calcext:value-type="float">
            <text:p>790694</text:p>
          </table:table-cell>
          <table:table-cell table:style-name="ce31" table:formula="of:=[.B265]/([.D265]/985000)/1024" office:value-type="float" office:value="2.085156461444" calcext:value-type="float">
            <text:p>2,09</text:p>
          </table:table-cell>
          <table:table-cell table:style-name="ce35" table:formula="of:=[.D265]/985000" office:value-type="float" office:value="0.802735025380711" calcext:value-type="float">
            <text:p>0,8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131112</text:p>
          </table:table-cell>
          <table:table-cell table:style-name="ce21" table:formula="of:=HEX2DEC([.C266])" office:value-type="float" office:value="1249554" calcext:value-type="float">
            <text:p>1249554</text:p>
          </table:table-cell>
          <table:table-cell table:style-name="ce31" table:formula="of:=[.B266]/([.D266]/985000)/1024" office:value-type="float" office:value="2.69124148496183" calcext:value-type="float">
            <text:p>2,69</text:p>
          </table:table-cell>
          <table:table-cell table:style-name="ce35" table:formula="of:=[.D266]/985000" office:value-type="float" office:value="1.26858274111675" calcext:value-type="float">
            <text:p>1,2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295f4e</text:p>
          </table:table-cell>
          <table:table-cell table:style-name="ce21" table:formula="of:=HEX2DEC([.C267])" office:value-type="float" office:value="2711374" calcext:value-type="float">
            <text:p>2711374</text:p>
          </table:table-cell>
          <table:table-cell table:style-name="ce31" table:formula="of:=[.B267]/([.D267]/985000)/1024" office:value-type="float" office:value="3.75098285327384" calcext:value-type="float">
            <text:p>3,75</text:p>
          </table:table-cell>
          <table:table-cell table:style-name="ce35" table:formula="of:=[.D267]/985000" office:value-type="float" office:value="2.75266395939086" calcext:value-type="float">
            <text:p>2,7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12fcfe</text:p>
          </table:table-cell>
          <table:table-cell table:style-name="ce21" table:formula="of:=HEX2DEC([.C268])" office:value-type="float" office:value="1244414" calcext:value-type="float">
            <text:p>1244414</text:p>
          </table:table-cell>
          <table:table-cell table:style-name="ce31" table:formula="of:=[.B268]/([.D268]/985000)/1024" office:value-type="float" office:value="3.59747483303386" calcext:value-type="float">
            <text:p>3,60</text:p>
          </table:table-cell>
          <table:table-cell table:style-name="ce35" table:formula="of:=[.D268]/985000" office:value-type="float" office:value="1.26336446700508" calcext:value-type="float">
            <text:p>1,26</text:p>
          </table:table-cell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51:.B268])" office:value-type="float" office:value="93313" calcext:value-type="float">
            <text:p>93313</text:p>
          </table:table-cell>
          <table:table-cell table:style-name="ce28"/>
          <table:table-cell table:style-name="ce22" table:formula="of:=SUM([.D251:.D268])" office:value-type="float" office:value="26400558" calcext:value-type="float">
            <text:p>26400558</text:p>
          </table:table-cell>
          <table:table-cell table:style-name="ce32" table:formula="of:=[.B269]/([.D269]/985000)/1024" office:value-type="float" office:value="3.39989355202502" calcext:value-type="float">
            <text:p>3,40</text:p>
          </table:table-cell>
          <table:table-cell table:style-name="ce36" table:formula="of:=[.D269]/985000" office:value-type="float" office:value="26.8025969543147" calcext:value-type="float">
            <text:p>26,8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loadertest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1fb7</text:p>
          </table:table-cell>
          <table:table-cell table:style-name="ce21" table:formula="of:=HEX2DEC([.C275])" office:value-type="float" office:value="794551" calcext:value-type="float">
            <text:p>794551</text:p>
          </table:table-cell>
          <table:table-cell table:style-name="ce31" table:formula="of:=[.B275]/([.D275]/985000)/1024" office:value-type="float" office:value="9.68510831903805" calcext:value-type="float">
            <text:p>9,69</text:p>
          </table:table-cell>
          <table:table-cell table:style-name="ce35" table:formula="of:=[.D275]/985000" office:value-type="float" office:value="0.80665076142132" calcext:value-type="float">
            <text:p>0,81</text:p>
          </table:table-cell>
          <table:table-cell office:value-type="float" office:value="4.91" calcext:value-type="float">
            <text:p>4,9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3731</text:p>
          </table:table-cell>
          <table:table-cell table:style-name="ce21" table:formula="of:=HEX2DEC([.C276])" office:value-type="float" office:value="800561" calcext:value-type="float">
            <text:p>800561</text:p>
          </table:table-cell>
          <table:table-cell table:style-name="ce31" table:formula="of:=[.B276]/([.D276]/985000)/1024" office:value-type="float" office:value="9.6123999295494" calcext:value-type="float">
            <text:p>9,61</text:p>
          </table:table-cell>
          <table:table-cell table:style-name="ce35" table:formula="of:=[.D276]/985000" office:value-type="float" office:value="0.812752284263959" calcext:value-type="float">
            <text:p>0,81</text:p>
          </table:table-cell>
          <table:table-cell office:value-type="float" office:value="5.81" calcext:value-type="float">
            <text:p>5,8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29db6</text:p>
          </table:table-cell>
          <table:table-cell table:style-name="ce21" table:formula="of:=HEX2DEC([.C277])" office:value-type="float" office:value="1220022" calcext:value-type="float">
            <text:p>1220022</text:p>
          </table:table-cell>
          <table:table-cell table:style-name="ce31" table:formula="of:=[.B277]/([.D277]/985000)/1024" office:value-type="float" office:value="6.30751945456721" calcext:value-type="float">
            <text:p>6,31</text:p>
          </table:table-cell>
          <table:table-cell table:style-name="ce35" table:formula="of:=[.D277]/985000" office:value-type="float" office:value="1.23860101522843" calcext:value-type="float">
            <text:p>1,24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4312a</text:p>
          </table:table-cell>
          <table:table-cell table:style-name="ce21" table:formula="of:=HEX2DEC([.C278])" office:value-type="float" office:value="1323306" calcext:value-type="float">
            <text:p>1323306</text:p>
          </table:table-cell>
          <table:table-cell table:style-name="ce31" table:formula="of:=[.B278]/([.D278]/985000)/1024" office:value-type="float" office:value="5.81521771986222" calcext:value-type="float">
            <text:p>5,82</text:p>
          </table:table-cell>
          <table:table-cell table:style-name="ce35" table:formula="of:=[.D278]/985000" office:value-type="float" office:value="1.3434578680203" calcext:value-type="float">
            <text:p>1,34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3" table:number-rows-repeated="14">
          <table:table-cell table:style-name="ce2"/>
          <table:table-cell table:style-name="ce80"/>
          <table:table-cell table:style-name="ce30"/>
          <table:table-cell table:style-name="ce21"/>
          <table:table-cell table:style-name="ce31"/>
          <table:table-cell table:style-name="ce35"/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75:.B292])" office:value-type="float" office:value="32000" calcext:value-type="float">
            <text:p>32000</text:p>
          </table:table-cell>
          <table:table-cell table:style-name="ce28"/>
          <table:table-cell table:style-name="ce22" table:formula="of:=SUM([.D275:.D292])" office:value-type="float" office:value="4138440" calcext:value-type="float">
            <text:p>4138440</text:p>
          </table:table-cell>
          <table:table-cell table:style-name="ce32" table:formula="of:=[.B293]/([.D293]/985000)/1024" office:value-type="float" office:value="7.43788722320488" calcext:value-type="float">
            <text:p>7,44</text:p>
          </table:table-cell>
          <table:table-cell table:style-name="ce36" table:formula="of:=[.D293]/985000" office:value-type="float" office:value="4.20146192893401" calcext:value-type="float">
            <text:p>4,2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28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54:23.329913258</meta:creation-date>
    <dc:date>2023-03-02T07:35:47.963209048</dc:date>
    <meta:editing-duration>P16DT17H32M19S</meta:editing-duration>
    <meta:editing-cycles>201</meta:editing-cycles>
    <meta:generator>LibreOffice/7.3.7.2$Linux_X86_64 LibreOffice_project/30$Build-2</meta:generator>
    <meta:document-statistic meta:table-count="1" meta:cell-count="2024" meta:object-count="0"/>
  </office:meta>
</office:document-meta>
</file>